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44.1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3" office:value-type="string" calcext:value-type="string">
            <text:p>Centrality algorithms </text:p>
          </table:table-cell>
          <table:table-cell table:style-name="ce3" office:value-type="string" calcext:value-type="string">
            <text:p>Community detection algorithms </text:p>
          </table:table-cell>
          <table:table-cell table:style-name="ce3" office:value-type="string" calcext:value-type="string">
            <text:p> Similarity algorithms </text:p>
          </table:table-cell>
          <table:table-cell table:style-name="ce3" office:value-type="string" calcext:value-type="string">
            <text:p> Path finding algorithms </text:p>
          </table:table-cell>
          <table:table-cell table:style-name="ce3" office:value-type="string" calcext:value-type="string">
            <text:p>Link Prediction algorithms</text:p>
          </table:table-cell>
          <table:table-cell table:style-name="ce3" office:value-type="string" calcext:value-type="string">
            <text:p>Node embeddings 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Production-quality</text:p>
          </table:table-cell>
          <table:table-cell table:style-name="ce2" office:value-type="string" calcext:value-type="string" table:number-columns-spanned="1" table:number-rows-spanned="2">
            <text:p><text:a xlink:href="https://neo4j.com/docs/graph-data-science/current/algorithms/page-rank/" xlink:type="simple">Page Rank</text:a></text:p>
          </table:table-cell>
          <table:table-cell table:style-name="ce4" office:value-type="string" calcext:value-type="string">
            <text:p><text:a xlink:href="https://neo4j.com/docs/graph-data-science/current/algorithms/louvain/" xlink:type="simple">Louvain</text:a></text:p>
          </table:table-cell>
          <table:table-cell table:style-name="ce2" office:value-type="string" calcext:value-type="string" table:number-columns-spanned="1" table:number-rows-spanned="5">
            <text:p><text:a xlink:href="https://neo4j.com/docs/graph-data-science/current/algorithms/node-similarity/" xlink:type="simple">Node Similarity</text:a></text:p>
          </table:table-cell>
          <table:table-cell table:style-name="ce2" table:number-columns-spanned="1" table:number-rows-spanned="5"/>
          <table:table-cell table:style-name="ce2" table:number-columns-spanned="1" table:number-rows-spanned="5"/>
          <table:table-cell table:style-name="ce2" table:number-columns-spanned="1" table:number-rows-spanned="5"/>
        </table:table-row>
        <table:table-row table:style-name="ro2">
          <table:covered-table-cell table:number-columns-repeated="2"/>
          <table:table-cell table:style-name="ce4" office:value-type="string" calcext:value-type="string">
            <text:p><text:a xlink:href="https://neo4j.com/docs/graph-data-science/current/algorithms/label-propagation/" xlink:type="simple">Label Propagation</text:a></text:p>
          </table:table-cell>
          <table:covered-table-cell/>
          <table:covered-table-cell table:style-name="ce1"/>
          <table:covered-table-cell table:number-columns-repeated="2"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3">
            <text:p><text:a xlink:href="https://neo4j.com/docs/graph-data-science/current/algorithms/betweenness-centrality/" xlink:type="simple">Betweenness Centrality</text:a></text:p>
          </table:table-cell>
          <table:table-cell table:style-name="ce4" office:value-type="string" calcext:value-type="string">
            <text:p><text:a xlink:href="https://neo4j.com/docs/graph-data-science/current/algorithms/wcc/" xlink:type="simple">Weakly Connected Components</text:a></text:p>
          </table:table-cell>
          <table:covered-table-cell/>
          <table:covered-table-cell table:style-name="ce1"/>
          <table:covered-table-cell table:number-columns-repeated="2"/>
        </table:table-row>
        <table:table-row table:style-name="ro2">
          <table:covered-table-cell/>
          <table:covered-table-cell table:style-name="ce4"/>
          <table:table-cell table:style-name="ce4" office:value-type="string" calcext:value-type="string">
            <text:p><text:a xlink:href="https://neo4j.com/docs/graph-data-science/current/algorithms/triangle-count/" xlink:type="simple">Triangle Count</text:a></text:p>
          </table:table-cell>
          <table:covered-table-cell/>
          <table:covered-table-cell table:style-name="ce1"/>
          <table:covered-table-cell table:number-columns-repeated="2"/>
        </table:table-row>
        <table:table-row table:style-name="ro2">
          <table:covered-table-cell table:number-columns-repeated="2"/>
          <table:table-cell table:style-name="ce4" office:value-type="string" calcext:value-type="string">
            <text:p><text:a xlink:href="https://neo4j.com/docs/graph-data-science/current/algorithms/local-clustering-coefficient/" xlink:type="simple">Local Clustering Coefficient</text:a></text:p>
          </table:table-cell>
          <table:covered-table-cell/>
          <table:covered-table-cell table:style-name="ce1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2">
            <text:p>Beta</text:p>
          </table:table-cell>
          <table:table-cell table:style-name="ce5" table:number-columns-spanned="1" table:number-rows-spanned="2"/>
          <table:table-cell table:style-name="ce4" office:value-type="string" calcext:value-type="string">
            <text:p><text:a xlink:href="https://neo4j.com/docs/graph-data-science/current/algorithms/k1coloring/" xlink:type="simple">K-1 Coloring</text:a>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</table:table-row>
        <table:table-row table:style-name="ro2">
          <table:covered-table-cell table:number-columns-repeated="2"/>
          <table:table-cell table:style-name="ce4" office:value-type="string" calcext:value-type="string">
            <text:p><text:a xlink:href="https://neo4j.com/docs/graph-data-science/current/algorithms/modularity-optimization/" xlink:type="simple">Modularity Optimization</text:a></text:p>
          </table:table-cell>
          <table:covered-table-cell/>
          <table:covered-table-cell table:style-name="ce1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9">
            <text:p>Alpha</text:p>
          </table:table-cell>
          <table:table-cell table:style-name="ce4" office:value-type="string" calcext:value-type="string">
            <text:p><text:a xlink:href="https://neo4j.com/docs/graph-data-science/current/algorithms/article-rank/" xlink:type="simple">ArticleRank</text:a></text:p>
          </table:table-cell>
          <table:table-cell table:style-name="ce2" office:value-type="string" calcext:value-type="string" table:number-columns-spanned="1" table:number-rows-spanned="9">
            <text:p><text:a xlink:href="https://neo4j.com/docs/graph-data-science/current/algorithms/strongly-connected-components/" xlink:type="simple">Strongly Connected Components</text:a></text:p>
          </table:table-cell>
          <table:table-cell table:style-name="ce4" office:value-type="string" calcext:value-type="string">
            <text:p><text:a xlink:href="https://neo4j.com/docs/graph-data-science/current/alpha-algorithms/approximate-nearest-neighbors/" xlink:type="simple">Approximate Nearest Neighbors</text:a></text:p>
          </table:table-cell>
          <table:table-cell office:value-type="string" calcext:value-type="string">
            <text:p><text:a xlink:href="https://neo4j.com/docs/graph-data-science/current/alpha-algorithms/minimum-weight-spanning-tree/" xlink:type="simple">Minimum Weight Spanning Tree</text:a></text:p>
          </table:table-cell>
          <table:table-cell table:style-name="ce4" office:value-type="string" calcext:value-type="string">
            <text:p><text:a xlink:href="https://neo4j.com/docs/graph-data-science/current/alpha-algorithms/adamic-adar/" xlink:type="simple">Adamic Adar</text:a></text:p>
          </table:table-cell>
          <table:table-cell table:style-name="ce4" office:value-type="string" calcext:value-type="string">
            <text:p><text:a xlink:href="https://neo4j.com/docs/graph-data-science/current/algorithms/node-embeddings/node2vec/" xlink:type="simple">Node2Vec</text:a>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<text:a xlink:href="https://neo4j.com/docs/graph-data-science/current/algorithms/closeness-centrality/" xlink:type="simple">Closeness Centrality</text:a></text:p>
          </table:table-cell>
          <table:covered-table-cell/>
          <table:table-cell table:style-name="ce4" office:value-type="string" calcext:value-type="string">
            <text:p><text:a xlink:href="https://neo4j.com/docs/graph-data-science/current/alpha-algorithms/cosine/" xlink:type="simple">Cosine Similarity</text:a></text:p>
          </table:table-cell>
          <table:table-cell office:value-type="string" calcext:value-type="string">
            <text:p><text:a xlink:href="https://neo4j.com/docs/graph-data-science/current/alpha-algorithms/shortest-path/" xlink:type="simple">Shortest Path</text:a></text:p>
          </table:table-cell>
          <table:table-cell table:style-name="ce4" office:value-type="string" calcext:value-type="string">
            <text:p><text:a xlink:href="https://neo4j.com/docs/graph-data-science/current/alpha-algorithms/common-neighbors/" xlink:type="simple">Common Neighbors</text:a></text:p>
          </table:table-cell>
          <table:table-cell table:style-name="ce4" office:value-type="string" calcext:value-type="string">
            <text:p><text:a xlink:href="https://neo4j.com/docs/graph-data-science/current/algorithms/alpha/graph-sage/" xlink:type="simple">GraphSAGE</text:a>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<text:a xlink:href="https://neo4j.com/docs/graph-data-science/current/algorithms/harmonic-centrality/" xlink:type="simple">Harmonic Centrality</text:a></text:p>
          </table:table-cell>
          <table:covered-table-cell/>
          <table:table-cell table:style-name="ce4" office:value-type="string" calcext:value-type="string">
            <text:p><text:a xlink:href="https://neo4j.com/docs/graph-data-science/current/alpha-algorithms/euclidean/" xlink:type="simple">Euclidean Similarity</text:a></text:p>
          </table:table-cell>
          <table:table-cell office:value-type="string" calcext:value-type="string">
            <text:p><text:a xlink:href="https://neo4j.com/docs/graph-data-science/current/alpha-algorithms/single-source-shortest-path/" xlink:type="simple">Single Source Shortest Path</text:a></text:p>
          </table:table-cell>
          <table:table-cell table:style-name="ce4" office:value-type="string" calcext:value-type="string">
            <text:p><text:a xlink:href="https://neo4j.com/docs/graph-data-science/current/alpha-algorithms/preferential-attachment/" xlink:type="simple">Preferential Attachment</text:a></text:p>
          </table:table-cell>
          <table:table-cell table:style-name="ce2" office:value-type="string" calcext:value-type="string" table:number-columns-spanned="1" table:number-rows-spanned="7">
            <text:p><text:a xlink:href="https://neo4j.com/docs/graph-data-science/current/algorithms/alpha/fastrp/fastrp/" xlink:type="simple">Random Projection</text:a>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<text:a xlink:href="https://neo4j.com/docs/graph-data-science/current/algorithms/degree-centrality/" xlink:type="simple">Degree Centrality</text:a></text:p>
          </table:table-cell>
          <table:covered-table-cell/>
          <table:table-cell table:style-name="ce4" office:value-type="string" calcext:value-type="string">
            <text:p><text:a xlink:href="https://neo4j.com/docs/graph-data-science/current/alpha-algorithms/jaccard/" xlink:type="simple">Jaccard Similarity</text:a></text:p>
          </table:table-cell>
          <table:table-cell office:value-type="string" calcext:value-type="string">
            <text:p><text:a xlink:href="https://neo4j.com/docs/graph-data-science/current/alpha-algorithms/all-pairs-shortest-path/" xlink:type="simple">All Pairs Shortest Path</text:a></text:p>
          </table:table-cell>
          <table:table-cell table:style-name="ce4" office:value-type="string" calcext:value-type="string">
            <text:p><text:a xlink:href="https://neo4j.com/docs/graph-data-science/current/alpha-algorithms/resource-allocation/" xlink:type="simple">Resource Allocation</text:a></text:p>
          </table:table-cell>
          <table:covered-table-cell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5">
            <text:p><text:a xlink:href="https://neo4j.com/docs/graph-data-science/current/algorithms/eigenvector-centrality/" xlink:type="simple">Eigenvector Centrality</text:a></text:p>
          </table:table-cell>
          <table:covered-table-cell/>
          <table:table-cell table:style-name="ce4" office:value-type="string" calcext:value-type="string">
            <text:p><text:a xlink:href="https://neo4j.com/docs/graph-data-science/current/alpha-algorithms/overlap/" xlink:type="simple">Overlap Similarity</text:a></text:p>
          </table:table-cell>
          <table:table-cell office:value-type="string" calcext:value-type="string">
            <text:p><text:a xlink:href="https://neo4j.com/docs/graph-data-science/current/alpha-algorithms/a_star/" xlink:type="simple">A*</text:a></text:p>
          </table:table-cell>
          <table:table-cell table:style-name="ce4" office:value-type="string" calcext:value-type="string">
            <text:p><text:a xlink:href="https://neo4j.com/docs/graph-data-science/current/alpha-algorithms/same-community/" xlink:type="simple">Same Community</text:a></text:p>
          </table:table-cell>
          <table:covered-table-cell/>
        </table:table-row>
        <table:table-row table:style-name="ro2">
          <table:covered-table-cell table:number-columns-repeated="3"/>
          <table:table-cell table:style-name="ce2" office:value-type="string" calcext:value-type="string" table:number-columns-spanned="1" table:number-rows-spanned="4">
            <text:p><text:a xlink:href="https://neo4j.com/docs/graph-data-science/current/alpha-algorithms/pearson/" xlink:type="simple">Pearson Similarity</text:a></text:p>
          </table:table-cell>
          <table:table-cell office:value-type="string" calcext:value-type="string">
            <text:p><text:a xlink:href="https://neo4j.com/docs/graph-data-science/current/alpha-algorithms/yen-s-k-shortest-path/" xlink:type="simple">Yen’s K-shortest paths</text:a></text:p>
          </table:table-cell>
          <table:table-cell table:style-name="ce2" office:value-type="string" calcext:value-type="string" table:number-columns-spanned="1" table:number-rows-spanned="4">
            <text:p><text:a xlink:href="https://neo4j.com/docs/graph-data-science/current/alpha-algorithms/total-neighbors/" xlink:type="simple">Total Neighbors</text:a></text:p>
          </table:table-cell>
          <table:covered-table-cell/>
        </table:table-row>
        <table:table-row table:style-name="ro2">
          <table:covered-table-cell table:number-columns-repeated="4"/>
          <table:table-cell office:value-type="string" calcext:value-type="string">
            <text:p><text:a xlink:href="https://neo4j.com/docs/graph-data-science/current/alpha-algorithms/random-walk/" xlink:type="simple">Random Walk</text:a></text:p>
          </table:table-cell>
          <table:covered-table-cell table:number-columns-repeated="2"/>
        </table:table-row>
        <table:table-row table:style-name="ro2">
          <table:covered-table-cell table:number-columns-repeated="4"/>
          <table:table-cell office:value-type="string" calcext:value-type="string">
            <text:p><text:a xlink:href="https://neo4j.com/docs/graph-data-science/current/algorithms/bfs/" xlink:type="simple">Breadth First Search</text:a></text:p>
          </table:table-cell>
          <table:covered-table-cell table:number-columns-repeated="2"/>
        </table:table-row>
        <table:table-row table:style-name="ro2">
          <table:covered-table-cell table:number-columns-repeated="4"/>
          <table:table-cell office:value-type="string" calcext:value-type="string">
            <text:p><text:a xlink:href="https://neo4j.com/docs/graph-data-science/current/algorithms/dfs/" xlink:type="simple">Depth First Search</text:a>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7:56:44.558025264</meta:creation-date>
    <dc:date>2020-11-04T18:12:02.283820251</dc:date>
    <meta:editing-duration>PT3M14S</meta:editing-duration>
    <meta:editing-cycles>1</meta:editing-cycles>
    <meta:document-statistic meta:table-count="1" meta:cell-count="49" meta:object-count="0"/>
    <meta:generator>LibreOffice/5.2.0.4$Linux_X86_64 LibreOffice_project/066b007f5ebcc236395c7d282ba488bca6720265</meta:generator>
  </office:meta>
</office:document-meta>
</file>